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Validator.validate( String data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atatypeValidator.AbstractDatatypeValidator( DatatypeValidator base , Hashtable facets , boolea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atatypeValidator.get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Validator.compare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